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1a73" officeooo:paragraph-rsid="00021a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PCM1808 ADC has a simple R-C Low-pass anti-aliasing filter on the Left and Right inputs – to my ears this makes the sound a little dull</text:p>
      <text:p text:style-name="P1"/>
      <text:p text:style-name="P1">But it’s simple enough to de-solder the capacitors that sit just before pins 13 &amp; 14 of the PCM1808 IC on the modul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6T11:34:48.148000000</meta:creation-date>
    <dc:date>2024-06-16T21:03:16.350000000</dc:date>
    <meta:editing-duration>PT9H13M18S</meta:editing-duration>
    <meta:editing-cycles>1</meta:editing-cycles>
    <meta:document-statistic meta:table-count="0" meta:image-count="0" meta:object-count="0" meta:page-count="1" meta:paragraph-count="2" meta:word-count="49" meta:character-count="256" meta:non-whitespace-character-count="208"/>
    <meta:generator>LibreOffice/7.6.2.1$Windows_X86_64 LibreOffice_project/56f7684011345957bbf33a7ee678afaf4d2ba333</meta:generator>
  </office:meta>
</office:document-meta>
</file>